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float" office:value="25.24" calcext:value-type="float">
            <text:p>25,24</text:p>
          </table:table-cell>
          <table:table-cell table:formula="of:=[.A1]/126*10" office:value-type="float" office:value="2.0031746031746" calcext:value-type="float">
            <text:p>2,0031746031746</text:p>
          </table:table-cell>
          <table:table-cell table:formula="of:=[.B1]-5" office:value-type="float" office:value="-2.9968253968254" calcext:value-type="float">
            <text:p>-2,9968253968254</text:p>
          </table:table-cell>
          <table:table-cell table:number-columns-repeated="4"/>
        </table:table-row>
        <table:table-row table:style-name="ro1">
          <table:table-cell office:value-type="float" office:value="70.05" calcext:value-type="float">
            <text:p>70,05</text:p>
          </table:table-cell>
          <table:table-cell table:formula="of:=[.A2]/126*10" office:value-type="float" office:value="5.55952380952381" calcext:value-type="float">
            <text:p>5,55952380952381</text:p>
          </table:table-cell>
          <table:table-cell table:formula="of:=[.B2]-5" office:value-type="float" office:value="0.55952380952381" calcext:value-type="float">
            <text:p>0,5595238095238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([.C1]+[.C2])/2" office:value-type="float" office:value="1.21865079365079" calcext:value-type="float">
            <text:p>1,21865079365079</text:p>
          </table:table-cell>
          <table:table-cell/>
          <table:table-cell table:formula="of:=14.4*1.22/(3*10^(11))" office:value-type="float" office:value="0.00000000005856" calcext:value-type="float">
            <text:p>5,856E-11</text:p>
          </table:table-cell>
          <table:table-cell table:formula="of:=2*([.C2]-[.C1]) *14.4*10^3/(0.29*10^(-28)*3*10^(11))" office:value-type="float" office:value="1.17727422003284E+022" calcext:value-type="float">
            <text:p>1,17727422003284E+022</text:p>
          </table:table-cell>
          <table:table-cell/>
        </table:table-row>
        <table:table-row table:style-name="ro1">
          <table:table-cell table:number-columns-repeated="4"/>
          <table:table-cell table:formula="of:=14.4*[.C7]/(3*10^(11))" office:value-type="float" office:value="0.00000000000375" calcext:value-type="float">
            <text:p>3,75E-12</text:p>
          </table:table-cell>
          <table:table-cell table:formula="of:=2*[.C7]*14.4*10^3/(0.29*10^(-28)*3*10^(11))" office:value-type="float" office:value="2.58620689655172E+020" calcext:value-type="float">
            <text:p>2,58620689655172E+020</text:p>
          </table:table-cell>
          <table:table-cell table:formula="of:=[.F4]*10^-2" office:value-type="float" office:value="2.58620689655172E+018" calcext:value-type="float">
            <text:p>2,58620689655172E+018</text:p>
          </table:table-cell>
        </table:table-row>
        <table:table-row table:style-name="ro1">
          <table:table-cell table:number-columns-repeated="2"/>
          <table:table-cell table:formula="of:=[.C2]-[.C1]" office:value-type="float" office:value="3.55634920634921" calcext:value-type="float">
            <text:p>3,5563492063492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10/128" office:value-type="float" office:value="0.078125" calcext:value-type="float">
            <text:p>0,078125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formula="of:=65.37" office:value-type="float" office:value="65.37" calcext:value-type="float">
            <text:p>65,37</text:p>
          </table:table-cell>
          <table:table-cell table:formula="of:=[.A13]/128*6" office:value-type="float" office:value="3.06421875" calcext:value-type="float">
            <text:p>3,06421875</text:p>
          </table:table-cell>
          <table:table-cell table:formula="of:=[.B13]-3" office:value-type="float" office:value="0.0642187500000002" calcext:value-type="float">
            <text:p>0,064218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6/128" office:value-type="float" office:value="0.046875" calcext:value-type="float">
            <text:p>0,0468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3:56:28.403000000</meta:creation-date>
    <dc:date>2018-07-24T02:11:09.858000000</dc:date>
    <meta:editing-duration>PT4M55S</meta:editing-duration>
    <meta:editing-cycles>1</meta:editing-cycles>
    <meta:document-statistic meta:table-count="1" meta:cell-count="18" meta:object-count="0"/>
    <meta:generator>LibreOffice/5.4.7.2$Windows_X86_64 LibreOffice_project/c838ef25c16710f8838b1faec480ebba495259d0</meta:generator>
  </office:meta>
</office:document-meta>
</file>